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B7000000712E6E989A7C7C6CD9.png" manifest:media-type="image/png"/>
  <manifest:file-entry manifest:full-path="Pictures/10000000000002F20000007FCDC6605A52B19D74.gif" manifest:media-type="image/gi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Arial" svg:font-family="Arial" style:font-family-generic="swiss"/>
    <style:font-face style:name="arial" svg:font-family="arial" style:font-family-generic="swiss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fo:break-before="page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fo:break-before="page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ca" fo:country="ES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1" fo:font-size="10pt" fo:language="ca" fo:country="ES" officeooo:rsid="00116fa7" officeooo:paragraph-rsid="001595e6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1" fo:font-size="10pt" officeooo:paragraph-rsid="001595e6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1" fo:font-size="10pt" officeooo:paragraph-rsid="001595e6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1" fo:font-size="10pt" officeooo:paragraph-rsid="0025afc7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officeooo:paragraph-rsid="001595e6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officeooo:paragraph-rsid="0025afc7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officeooo:rsid="001595e6" officeooo:paragraph-rsid="001595e6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officeooo:rsid="002a6f63" officeooo:paragraph-rsid="002a6f63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officeooo:rsid="001595e6" officeooo:paragraph-rsid="001595e6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officeooo:paragraph-rsid="001595e6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officeooo:rsid="0013f0b3" officeooo:paragraph-rsid="001595e6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officeooo:rsid="0013f0b3" officeooo:paragraph-rsid="0025afc7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officeooo:paragraph-rsid="001595e6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fo:font-weight="bold" officeooo:rsid="00172b8d" officeooo:paragraph-rsid="00172b8d" style:font-size-asian="10pt" style:font-weight-asian="bold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fo:font-weight="bold" officeooo:rsid="001fb883" officeooo:paragraph-rsid="0025afc7" style:font-size-asian="10pt" style:font-weight-asian="bold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9pt" officeooo:rsid="001595e6" officeooo:paragraph-rsid="0025afc7" style:font-size-asian="9pt" style:font-size-complex="9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9pt" officeooo:rsid="0013f0b3" officeooo:paragraph-rsid="0025afc7" style:font-size-asian="9pt" style:font-size-complex="9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25afc7" style:font-size-asian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2878f0" style:font-size-asian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2a6f63" style:font-size-asian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13f0b3" officeooo:paragraph-rsid="0025afc7" style:font-size-asian="10pt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bold" officeooo:rsid="001fb883" officeooo:paragraph-rsid="0025afc7" style:font-size-asian="10pt" style:font-weight-asian="bold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9pt" officeooo:paragraph-rsid="0025afc7" style:font-size-asian="9pt" style:font-size-complex="9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595e6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87d6f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afc7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1595e6" style:font-size-asian="10pt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25afc7" style:font-size-asian="10pt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025afc7" style:font-size-asian="9pt" style:font-size-complex="9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9pt" officeooo:paragraph-rsid="0025afc7" style:font-size-asian="9pt" style:font-size-complex="9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3f5fbf" style:font-name="Monospace1" fo:font-size="10pt" officeooo:paragraph-rsid="0025afc7" style:font-size-asian="10pt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3f5fbf" style:font-name="Monospace" fo:font-size="10pt" officeooo:rsid="0013f0b3" officeooo:paragraph-rsid="0025afc7" style:font-size-asian="10pt" style:font-size-complex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000000" style:font-name="Monospace1" fo:font-size="10pt" fo:font-weight="bold" officeooo:rsid="00172b8d" officeooo:paragraph-rsid="0025afc7" style:font-size-asian="10pt" style:font-weight-asian="bold" style:font-weight-complex="bold"/>
    </style:style>
    <style:style style:name="P38" style:family="paragraph" style:parent-style-name="Footnote">
      <style:paragraph-properties fo:padding="0cm" fo:border="none" style:snap-to-layout-grid="false"/>
      <style:text-properties fo:language="ca" fo:country="ES"/>
    </style:style>
    <style:style style:name="P39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P40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P41" style:family="paragraph" style:parent-style-name="Standard">
      <style:paragraph-properties fo:text-align="end" style:justify-single-word="false"/>
      <style:text-properties fo:language="ca" fo:country="ES"/>
    </style:style>
    <style:style style:name="P42" style:family="paragraph" style:parent-style-name="Standard">
      <style:paragraph-properties fo:text-align="justify" style:justify-single-word="false" style:snap-to-layout-grid="false"/>
      <style:text-properties fo:language="ca" fo:country="ES" officeooo:paragraph-rsid="0025afc7"/>
    </style:style>
    <style:style style:name="P43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P44" style:family="paragraph" style:parent-style-name="Standard">
      <style:text-properties officeooo:paragraph-rsid="00187d6f"/>
    </style:style>
    <style:style style:name="P45" style:family="paragraph" style:parent-style-name="Standard">
      <style:text-properties officeooo:paragraph-rsid="0025afc7"/>
    </style:style>
    <style:style style:name="P46" style:family="paragraph" style:parent-style-name="Standard">
      <style:paragraph-properties fo:break-before="page"/>
      <style:text-properties officeooo:paragraph-rsid="00187d6f"/>
    </style:style>
    <style:style style:name="P47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officeooo:rsid="00100393" officeooo:paragraph-rsid="00100393" style:font-size-asian="12pt" style:font-weight-asian="normal" style:font-size-complex="12pt" style:font-weight-complex="normal"/>
    </style:style>
    <style:style style:name="P48" style:family="paragraph" style:parent-style-name="Text_20_body">
      <style:text-properties style:font-name="arial" fo:font-size="12pt" fo:language="ca" fo:country="ES" fo:font-weight="bold" officeooo:rsid="001595e6" officeooo:paragraph-rsid="001595e6" style:font-size-asian="12pt" style:font-weight-asian="bold" style:font-size-complex="12pt" style:font-weight-complex="bold"/>
    </style:style>
    <style:style style:name="P49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bold" officeooo:rsid="001595e6" officeooo:paragraph-rsid="0025afc7" style:font-size-asian="12pt" style:font-weight-asian="bold" style:font-size-complex="12pt" style:font-weight-complex="bold"/>
    </style:style>
    <style:style style:name="P50" style:family="paragraph" style:parent-style-name="Text_20_body">
      <style:text-properties style:font-name="arial" fo:font-size="14pt" fo:language="ca" fo:country="ES" fo:font-weight="bold" officeooo:rsid="001595e6" officeooo:paragraph-rsid="001595e6" style:font-size-asian="14pt" style:font-weight-asian="bold" style:font-size-complex="14pt" style:font-weight-complex="bold"/>
    </style:style>
    <style:style style:name="P51" style:family="paragraph" style:parent-style-name="Text_20_body">
      <style:text-properties style:font-name="arial" fo:font-size="14pt" fo:language="ca" fo:country="ES" fo:font-weight="bold" officeooo:rsid="001595e6" officeooo:paragraph-rsid="0025afc7" style:font-size-asian="14pt" style:font-weight-asian="bold" style:font-size-complex="14pt" style:font-weight-complex="bold"/>
    </style:style>
    <style:style style:name="P52" style:family="paragraph" style:parent-style-name="Text_20_body">
      <style:paragraph-properties fo:text-align="justify" style:justify-single-word="false"/>
      <style:text-properties officeooo:paragraph-rsid="0025afc7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25afc7" style:font-size-asian="10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afc7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3f5fbf" style:font-name="Monospace" fo:font-size="10pt" officeooo:rsid="0013f0b3" officeooo:paragraph-rsid="0025afc7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f5fbf" style:font-name="Monospace1"/>
    </style:style>
    <style:style style:name="T3" style:family="text">
      <style:text-properties fo:color="#3f5fbf" style:font-name="Monospace1" fo:font-size="10pt" style:font-size-asian="10pt"/>
    </style:style>
    <style:style style:name="T4" style:family="text">
      <style:text-properties fo:color="#3f5fbf" style:font-name="Monospace1" fo:font-size="10pt" officeooo:rsid="00116fa7" style:font-size-asian="10pt"/>
    </style:style>
    <style:style style:name="T5" style:family="text">
      <style:text-properties fo:color="#3f5fbf" style:font-name="Monospace1" fo:font-size="10pt" officeooo:rsid="001595e6" style:font-size-asian="10pt"/>
    </style:style>
    <style:style style:name="T6" style:family="text">
      <style:text-properties fo:color="#3f5fbf" style:font-name="Monospace1" fo:font-size="10pt" officeooo:rsid="00187d6f" style:font-size-asian="10pt"/>
    </style:style>
    <style:style style:name="T7" style:family="text">
      <style:text-properties fo:color="#3f5fbf" style:font-name="Monospace1" fo:font-size="10pt" fo:font-weight="bold" officeooo:rsid="00116fa7" style:font-size-asian="10pt" style:font-weight-asian="bold" style:font-weight-complex="bold"/>
    </style:style>
    <style:style style:name="T8" style:family="text">
      <style:text-properties fo:color="#3f5fbf" style:font-name="Monospace1" fo:font-weight="bold" style:font-weight-asian="bold" style:font-weight-complex="bold"/>
    </style:style>
    <style:style style:name="T9" style:family="text">
      <style:text-properties fo:color="#3f5fbf" style:font-name="Monospace1" officeooo:rsid="00128bda"/>
    </style:style>
    <style:style style:name="T10" style:family="text">
      <style:text-properties fo:color="#3f5fbf" style:font-name="Monospace1" officeooo:rsid="00116fa7"/>
    </style:style>
    <style:style style:name="T11" style:family="text">
      <style:text-properties fo:color="#3f5fbf" style:font-name="Monospace1" officeooo:rsid="001595e6"/>
    </style:style>
    <style:style style:name="T12" style:family="text">
      <style:text-properties fo:color="#3f5fbf" style:font-name="Monospace1" officeooo:rsid="0013f0b3"/>
    </style:style>
    <style:style style:name="T13" style:family="text">
      <style:text-properties fo:color="#3f5fbf" style:font-name="Monospace1" officeooo:rsid="00172b8d"/>
    </style:style>
    <style:style style:name="T14" style:family="text">
      <style:text-properties fo:color="#3f5fbf" style:font-name="Monospace1" fo:font-weight="normal" officeooo:rsid="001595e6" style:font-weight-asian="normal" style:font-weight-complex="normal"/>
    </style:style>
    <style:style style:name="T15" style:family="text">
      <style:text-properties fo:color="#3f5fbf" style:font-name="Monospace1" fo:font-weight="normal" officeooo:rsid="00172b8d" style:font-weight-asian="normal" style:font-weight-complex="normal"/>
    </style:style>
    <style:style style:name="T16" style:family="text">
      <style:text-properties fo:color="#3f5fbf" style:font-name="Monospace1" officeooo:rsid="00187d6f"/>
    </style:style>
    <style:style style:name="T17" style:family="text">
      <style:text-properties fo:color="#3f5fbf" style:font-name="Monospace" fo:font-size="10pt" style:font-size-asian="10pt"/>
    </style:style>
    <style:style style:name="T18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19" style:family="text">
      <style:text-properties fo:color="#3f5fbf" style:font-name="Monospace" fo:font-size="10pt" style:text-underline-style="solid" style:text-underline-width="auto" style:text-underline-color="font-color" officeooo:rsid="002878f0" style:font-size-asian="10pt"/>
    </style:style>
    <style:style style:name="T20" style:family="text">
      <style:text-properties fo:color="#3f5fbf" style:font-name="Monospace" fo:font-size="10pt" style:text-underline-style="none" style:font-size-asian="10pt"/>
    </style:style>
    <style:style style:name="T21" style:family="text">
      <style:text-properties fo:color="#3f5fbf" style:font-name="Monospace" fo:font-size="10pt" style:text-underline-style="none" officeooo:rsid="002878f0" style:font-size-asian="10pt"/>
    </style:style>
    <style:style style:name="T22" style:family="text">
      <style:text-properties fo:color="#3f5fbf" style:font-name="Monospace" fo:font-size="10pt" fo:font-weight="bold" style:font-size-asian="10pt" style:font-weight-asian="bold" style:font-weight-complex="bold"/>
    </style:style>
    <style:style style:name="T23" style:family="text">
      <style:text-properties fo:color="#3f5fbf" style:font-name="Monospace" fo:font-size="10pt" fo:font-weight="bold" officeooo:rsid="002878f0" style:font-size-asian="10pt" style:font-weight-asian="bold" style:font-weight-complex="bold"/>
    </style:style>
    <style:style style:name="T24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25" style:family="text">
      <style:text-properties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26" style:family="text">
      <style:text-properties fo:color="#000000" style:font-name="Arial1" fo:font-size="10pt" style:text-underline-style="none" fo:font-weight="bold" officeooo:rsid="00100393" style:font-size-asian="10pt" style:font-weight-asian="bold" style:font-name-complex="Arial1" style:font-size-complex="10pt" style:font-weight-complex="bold"/>
    </style:style>
    <style:style style:name="T27" style:family="text">
      <style:text-properties fo:color="#000000" style:font-name="Monospace1"/>
    </style:style>
    <style:style style:name="T28" style:family="text">
      <style:text-properties fo:color="#000000" style:font-name="Monospace1" fo:font-size="10pt" style:font-size-asian="10pt"/>
    </style:style>
    <style:style style:name="T29" style:family="text">
      <style:text-properties fo:color="#000000" style:font-name="Monospace1" fo:font-weight="bold" style:font-weight-asian="bold"/>
    </style:style>
    <style:style style:name="T30" style:family="text">
      <style:text-properties fo:color="#000000" style:font-name="Monospace1" fo:font-style="italic" style:font-style-asian="italic"/>
    </style:style>
    <style:style style:name="T31" style:family="text">
      <style:text-properties fo:color="#000000" style:font-name="Monospace"/>
    </style:style>
    <style:style style:name="T32" style:family="text">
      <style:text-properties fo:color="#000000" style:font-name="Monospace" fo:font-size="10pt" style:font-size-asian="10pt"/>
    </style:style>
    <style:style style:name="T33" style:family="text">
      <style:text-properties fo:color="#000000" style:font-name="Monospace" fo:font-size="10pt" officeooo:rsid="002bf50b" style:font-size-asian="10pt"/>
    </style:style>
    <style:style style:name="T34" style:family="text">
      <style:text-properties fo:color="#000000" style:font-name="Monospace" fo:font-size="10pt" fo:font-style="italic" style:font-size-asian="10pt" style:font-style-asian="italic"/>
    </style:style>
    <style:style style:name="T35" style:family="text">
      <style:text-properties style:text-position="super 58%"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36" style:family="text">
      <style:text-properties fo:color="#7f0055" style:font-name="Monospace1" fo:font-size="10pt" fo:font-weight="bold" style:font-size-asian="10pt" style:font-weight-asian="bold"/>
    </style:style>
    <style:style style:name="T37" style:family="text">
      <style:text-properties fo:color="#7f0055" style:font-name="Monospace1" fo:font-weight="bold" style:font-weight-asian="bold"/>
    </style:style>
    <style:style style:name="T38" style:family="text">
      <style:text-properties fo:color="#7f0055" style:font-name="Monospace" fo:font-size="10pt" fo:font-weight="bold" style:font-size-asian="10pt" style:font-weight-asian="bold"/>
    </style:style>
    <style:style style:name="T39" style:family="text">
      <style:text-properties fo:color="#7f0055" style:font-name="Monospace" fo:font-weight="bold" style:font-weight-asian="bold"/>
    </style:style>
    <style:style style:name="T40" style:family="text">
      <style:text-properties fo:color="#7f0055" fo:font-weight="bold" style:font-weight-asian="bold"/>
    </style:style>
    <style:style style:name="T41" style:family="text">
      <style:text-properties fo:color="#7f0055" fo:font-weight="bold" officeooo:rsid="002a6f63" style:font-weight-asian="bold"/>
    </style:style>
    <style:style style:name="T42" style:family="text">
      <style:text-properties fo:color="#6a3e3e"/>
    </style:style>
    <style:style style:name="T43" style:family="text">
      <style:text-properties fo:color="#6a3e3e" style:font-name="Monospace1"/>
    </style:style>
    <style:style style:name="T44" style:family="text">
      <style:text-properties fo:color="#6a3e3e" style:font-name="Monospace1" fo:font-size="10pt" style:font-size-asian="10pt"/>
    </style:style>
    <style:style style:name="T45" style:family="text">
      <style:text-properties fo:color="#6a3e3e" style:font-name="Monospace"/>
    </style:style>
    <style:style style:name="T46" style:family="text">
      <style:text-properties fo:color="#6a3e3e" style:font-name="Monospace" fo:font-size="10pt" style:font-size-asian="10pt"/>
    </style:style>
    <style:style style:name="T47" style:family="text">
      <style:text-properties fo:color="#6a3e3e" officeooo:rsid="002878f0"/>
    </style:style>
    <style:style style:name="T48" style:family="text">
      <style:text-properties fo:color="#6a3e3e" officeooo:rsid="002a6f63"/>
    </style:style>
    <style:style style:name="T49" style:family="text">
      <style:text-properties fo:color="#2a00ff" style:font-name="Monospace1"/>
    </style:style>
    <style:style style:name="T50" style:family="text">
      <style:text-properties fo:color="#2a00ff" style:font-name="Monospace1" fo:font-size="10pt" style:font-size-asian="10pt"/>
    </style:style>
    <style:style style:name="T51" style:family="text">
      <style:text-properties fo:color="#2a00ff" style:font-name="Monospace1" fo:font-size="10pt" officeooo:rsid="0019e473" style:font-size-asian="10pt"/>
    </style:style>
    <style:style style:name="T52" style:family="text">
      <style:text-properties fo:color="#2a00ff" style:font-name="Monospace1" officeooo:rsid="0019e473"/>
    </style:style>
    <style:style style:name="T53" style:family="text">
      <style:text-properties fo:color="#2a00ff" style:font-name="Monospace"/>
    </style:style>
    <style:style style:name="T54" style:family="text">
      <style:text-properties fo:color="#2a00ff" style:font-name="Monospace" fo:font-size="10pt" style:font-size-asian="10pt"/>
    </style:style>
    <style:style style:name="T55" style:family="text">
      <style:text-properties fo:color="#2a00ff" officeooo:rsid="002878f0"/>
    </style:style>
    <style:style style:name="T56" style:family="text">
      <style:text-properties fo:color="#2a00ff" officeooo:rsid="002a6f63"/>
    </style:style>
    <style:style style:name="T57" style:family="text">
      <style:text-properties fo:color="#0000c0" style:font-name="Monospace" fo:font-size="10pt" style:font-size-asian="10pt"/>
    </style:style>
    <style:style style:name="T58" style:family="text">
      <style:text-properties style:font-name="Monospace"/>
    </style:style>
    <style:style style:name="T59" style:family="text">
      <style:text-properties officeooo:rsid="001cf26c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officeooo:rsid="0025afc7"/>
    </style:style>
    <style:style style:name="T62" style:family="text">
      <style:text-properties style:use-window-font-color="true" officeooo:rsid="002878f0"/>
    </style:style>
    <style:style style:name="T63" style:family="text">
      <style:text-properties officeooo:rsid="002bd909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42"><text:span text:style-name="T24">Mòdul </text:span><text:span text:style-name="T26">6 – Accés a dades</text:span></text:p>
          </table:table-cell>
        </table:table-row>
        <table:table-row table:style-name="Taula1.2">
          <table:table-cell table:style-name="Taula1.A2" office:value-type="string">
            <text:p text:style-name="P42"><text:span text:style-name="T25">2</text:span><text:span text:style-name="T35">n <text:s text:c="2"/></text:span><text:span text:style-name="T24">CFGS Desenvolupament d'Aplicacions Multiplataforma</text:span></text:p>
          </table:table-cell>
        </table:table-row>
      </table:table>
      <text:p text:style-name="P45"/>
      <table:table table:name="Table6" table:style-name="Table6">
        <table:table-column table:style-name="Table6.A"/>
        <table:table-row table:style-name="TableLine94453134309696">
          <table:table-cell table:style-name="Table6.A1" office:value-type="string">
            <text:p text:style-name="P50"><text:span text:style-name="T61">F</text:span>itxers. Mètodes d'escriptura <text:span text:style-name="T61">en Java</text:span></text:p>
          </table:table-cell>
        </table:table-row>
      </table:table>
      <text:p text:style-name="P48"/>
      <table:table table:name="Table2" table:style-name="Table2">
        <table:table-column table:style-name="Table2.A"/>
        <table:table-row table:style-name="TableLine94453134311920">
          <table:table-cell table:style-name="Table2.A1" office:value-type="string">
            <text:p text:style-name="P16">Accés seqüencial <text:span text:style-name="T61">sense buffer</text:span></text:p>
          </table:table-cell>
        </table:table-row>
        <table:table-row table:style-name="TableLine94453134232656">
          <table:table-cell table:style-name="Table2.A2" office:value-type="string">
            <text:p text:style-name="P3">/**</text:p>
            <text:p text:style-name="P29"><text:span text:style-name="T3">* </text:span><text:span text:style-name="T7">FileWriter</text:span><text:span text:style-name="T3">: </text:span><text:span text:style-name="T5">dades </text:span><text:span text:style-name="T4">no bin</text:span><text:span text:style-name="T5">à</text:span><text:span text:style-name="T4">ri</text:span><text:span text:style-name="T5">es (text)</text:span><text:span text:style-name="T4">; </text:span><text:span text:style-name="T5">sense buffer (poc volum</text:span><text:span text:style-name="T4">);</text:span></text:p>
            <text:p text:style-name="P29"><text:span text:style-name="T4">* </text:span><text:span text:style-name="T6">accés seqüencial</text:span></text:p>
            <text:p text:style-name="P3"><text:s/>*/</text:p>
            <text:p text:style-name="P28"><text:bookmark-start text:name="__DdeLink__2013_3257743731"/><text:span text:style-name="T36">private</text:span><text:span text:style-name="T28"> </text:span><text:span text:style-name="T36">static</text:span><text:span text:style-name="T28"> </text:span><text:span text:style-name="T36">void</text:span><text:span text:style-name="T28"> writeUsingFileWriter(String </text:span><text:span text:style-name="T44">data</text:span><text:span text:style-name="T28">) {</text:span></text:p>
            <text:p text:style-name="P28"><text:span text:style-name="T28"><text:s text:c="4"/>File </text:span><text:span text:style-name="T44">file</text:span><text:span text:style-name="T28"> = </text:span><text:span text:style-name="T36">new</text:span><text:span text:style-name="T28"> File(</text:span><text:span text:style-name="T50">"</text:span><text:span text:style-name="T51">out</text:span><text:span text:style-name="T50">FileWriter.txt"</text:span><text:span text:style-name="T28">);</text:span></text:p>
            <text:p text:style-name="P28"><text:span text:style-name="T28"><text:s text:c="4"/>FileWriter </text:span><text:span text:style-name="T44">fr</text:span><text:span text:style-name="T28"> = </text:span><text:span text:style-name="T36">null</text:span><text:span text:style-name="T28">;</text:span></text:p>
            <text:p text:style-name="P28"><text:span text:style-name="T28"><text:s text:c="4"/></text:span><text:span text:style-name="T36">try</text:span><text:span text:style-name="T28"> {</text:span></text:p>
            <text:p text:style-name="P28"><text:span text:style-name="T28"><text:s text:c="8"/></text:span><text:span text:style-name="T44">fr</text:span><text:span text:style-name="T28"> = </text:span><text:span text:style-name="T36">new</text:span><text:span text:style-name="T28"> FileWriter(</text:span><text:span text:style-name="T44">file</text:span><text:span text:style-name="T28">);</text:span></text:p>
            <text:p text:style-name="P28"><text:span text:style-name="T28"><text:s text:c="8"/></text:span><text:span text:style-name="T44">fr</text:span><text:span text:style-name="T28">.write(</text:span><text:span text:style-name="T44">data</text:span><text:span text:style-name="T28">);</text:span></text:p>
            <text:p text:style-name="P28"><text:span text:style-name="T28"><text:s text:c="4"/>} </text:span><text:span text:style-name="T36">catch</text:span><text:span text:style-name="T28"> (IOException </text:span><text:span text:style-name="T44">e</text:span><text:span text:style-name="T28">) {</text:span></text:p>
            <text:p text:style-name="P28"><text:span text:style-name="T28"><text:s text:c="8"/></text:span><text:span text:style-name="T44">e</text:span><text:span text:style-name="T28">.printStackTrace();</text:span></text:p>
            <text:p text:style-name="P28"><text:span text:style-name="T28"><text:s text:c="4"/>}</text:span><text:span text:style-name="T36">finally</text:span><text:span text:style-name="T28">{</text:span></text:p>
            <text:p text:style-name="P28"><text:span text:style-name="T28"><text:s text:c="8"/></text:span><text:span text:style-name="T36">try</text:span><text:span text:style-name="T28"> {</text:span></text:p>
            <text:p text:style-name="P28"><text:span text:style-name="T28"><text:s text:c="12"/></text:span><text:span text:style-name="T44">fr</text:span><text:span text:style-name="T28">.close();</text:span></text:p>
            <text:p text:style-name="P28"><text:span text:style-name="T28"><text:s text:c="8"/>} </text:span><text:span text:style-name="T36">catch</text:span><text:span text:style-name="T28"> (IOException </text:span><text:span text:style-name="T44">e</text:span><text:span text:style-name="T28">) {</text:span></text:p>
            <text:p text:style-name="P28"><text:span text:style-name="T28"><text:s text:c="12"/></text:span><text:span text:style-name="T44">e</text:span><text:span text:style-name="T28">.printStackTrace();</text:span></text:p>
            <text:p text:style-name="P12"><text:s text:c="4"/>}</text:p>
            <text:p text:style-name="P11">}<text:bookmark-end text:name="__DdeLink__2013_3257743731"/></text:p>
          </table:table-cell>
        </table:table-row>
        <table:table-row table:style-name="TableLine94453134234000">
          <table:table-cell table:style-name="Table2.A2" office:value-type="string">
            <text:p text:style-name="P7">/**</text:p>
            <text:p text:style-name="P27"><text:span text:style-name="T17"><text:s/>* </text:span><text:span text:style-name="T22">FileOutputStream</text:span><text:span text:style-name="T17">: </text:span><text:span text:style-name="T20">dades binàries; sense buffer; accés seqüencial</text:span></text:p>
            <text:p text:style-name="P6"><text:s/>*/</text:p>
            <text:p text:style-name="P27"><text:span text:style-name="T38">private</text:span><text:span text:style-name="T32"> </text:span><text:span text:style-name="T38">static</text:span><text:span text:style-name="T32"> </text:span><text:span text:style-name="T38">void</text:span><text:span text:style-name="T32"> writeUsingOutputStream(String </text:span><text:span text:style-name="T46">data</text:span><text:span text:style-name="T32">) {</text:span></text:p>
            <text:p text:style-name="P27"><text:span text:style-name="T32"><text:s text:c="4"/>OutputStream </text:span><text:span text:style-name="T46">os</text:span><text:span text:style-name="T32"> = </text:span><text:span text:style-name="T38">null</text:span><text:span text:style-name="T32">;</text:span></text:p>
            <text:p text:style-name="P27"><text:span text:style-name="T32"><text:s text:c="4"/></text:span><text:span text:style-name="T38">try</text:span><text:span text:style-name="T32"> {</text:span></text:p>
            <text:p text:style-name="P27"><text:span text:style-name="T32"><text:s text:c="8"/></text:span><text:span text:style-name="T46">os</text:span><text:span text:style-name="T32"> = </text:span><text:span text:style-name="T38">new</text:span><text:span text:style-name="T32"> FileOutputStream(</text:span><text:span text:style-name="T38">new</text:span><text:span text:style-name="T32"> File(</text:span><text:span text:style-name="T54">"outOutputStream.dat"</text:span><text:span text:style-name="T32">));</text:span></text:p>
            <text:p text:style-name="P27"><text:span text:style-name="T32"><text:s text:c="8"/></text:span><text:span text:style-name="T46">os</text:span><text:span text:style-name="T32">.write(</text:span><text:span text:style-name="T46">data</text:span><text:span text:style-name="T32">.getBytes(), 0, </text:span><text:span text:style-name="T46">data</text:span><text:span text:style-name="T32">.getBytes(</text:span><text:span text:style-name="T54">"UTF-8"</text:span><text:span text:style-name="T32">).</text:span><text:span text:style-name="T57">length</text:span><text:span text:style-name="T32">);</text:span></text:p>
            <text:p text:style-name="P27"><text:span text:style-name="T32"><text:s text:c="4"/>} </text:span><text:span text:style-name="T38">catch</text:span><text:span text:style-name="T32"> (IOException </text:span><text:span text:style-name="T46">e</text:span><text:span text:style-name="T32">) {</text:span></text:p>
            <text:p text:style-name="P27"><text:span text:style-name="T32"><text:s text:c="8"/></text:span><text:span text:style-name="T46">e</text:span><text:span text:style-name="T32">.printStackTrace();</text:span></text:p>
            <text:p text:style-name="P27"><text:span text:style-name="T32"><text:s text:c="4"/>}</text:span><text:span text:style-name="T38">finally</text:span><text:span text:style-name="T32">{</text:span></text:p>
            <text:p text:style-name="P27"><text:span text:style-name="T32"><text:s text:c="8"/></text:span><text:span text:style-name="T38">try</text:span><text:span text:style-name="T32"> {</text:span></text:p>
            <text:p text:style-name="P27"><text:span text:style-name="T32"><text:s text:c="12"/></text:span><text:span text:style-name="T46">os</text:span><text:span text:style-name="T32">.close();</text:span></text:p>
            <text:p text:style-name="P27"><text:span text:style-name="T32"><text:s text:c="8"/>} </text:span><text:span text:style-name="T38">catch</text:span><text:span text:style-name="T32"> (IOException </text:span><text:span text:style-name="T46">e</text:span><text:span text:style-name="T32">) {</text:span></text:p>
            <text:p text:style-name="P27"><text:span text:style-name="T32"><text:s text:c="12"/></text:span><text:span text:style-name="T46">e</text:span><text:span text:style-name="T32">.printStackTrace();</text:span></text:p>
            <text:p text:style-name="P20"><text:s text:c="8"/>}</text:p>
            <text:p text:style-name="P20"><text:s text:c="4"/>}</text:p>
            <text:p text:style-name="P20">}</text:p>
          </table:table-cell>
        </table:table-row>
        <table:table-row table:style-name="TableLine94453134020912">
          <table:table-cell table:style-name="Table2.A2" office:value-type="string">
            <text:p text:style-name="P4">/**</text:p>
            <text:p text:style-name="P31"><text:span text:style-name="T2"><text:s/>* </text:span><text:span text:style-name="T8">Files:</text:span><text:span text:style-name="T2"> </text:span><text:span text:style-name="T14">com </text:span><text:span text:style-name="T15">l'anterior</text:span><text:span text:style-name="T14"> </text:span><text:span text:style-name="T11">(</text:span><text:span text:style-name="T13">i</text:span><text:span text:style-name="T9">nternament utilitza </text:span><text:span text:style-name="T2">OutputStream</text:span><text:span text:style-name="T11">); </text:span><text:span text:style-name="T16">accés seqüencial</text:span></text:p>
            <text:p text:style-name="P4"><text:s/>*/</text:p>
            <text:p text:style-name="P31"><text:span text:style-name="T37">private</text:span><text:span text:style-name="T27"> </text:span><text:span text:style-name="T37">static</text:span><text:span text:style-name="T27"> </text:span><text:span text:style-name="T37">void</text:span><text:span text:style-name="T27"> writeUsingFiles(String </text:span><text:span text:style-name="T43">data</text:span><text:span text:style-name="T27">) {</text:span></text:p>
            <text:p text:style-name="P31"><text:span text:style-name="T29"><text:s text:c="4"/></text:span><text:span text:style-name="T37">try</text:span><text:span text:style-name="T27"> {</text:span></text:p>
            <text:p text:style-name="P31"><text:span text:style-name="T27"><text:s text:c="8"/>Files.</text:span><text:span text:style-name="T30">write</text:span><text:span text:style-name="T27">(Paths.</text:span><text:span text:style-name="T30">get</text:span><text:span text:style-name="T27">(</text:span><text:span text:style-name="T49">"</text:span><text:span text:style-name="T52">outF</text:span><text:span text:style-name="T49">iles.txt"</text:span><text:span text:style-name="T27">), </text:span><text:span text:style-name="T43">data</text:span><text:span text:style-name="T27">.getBytes());</text:span></text:p>
            <text:p text:style-name="P31"><text:span text:style-name="T27"><text:s text:c="4"/>} </text:span><text:span text:style-name="T37">catch</text:span><text:span text:style-name="T27"> (IOException </text:span><text:span text:style-name="T43">e</text:span><text:span text:style-name="T27">) {</text:span></text:p>
            <text:p text:style-name="P31"><text:span text:style-name="T27"><text:s text:c="8"/></text:span><text:span text:style-name="T43">e</text:span><text:span text:style-name="T27">.printStackTrace();</text:span></text:p>
            <text:p text:style-name="P15"><text:s text:c="4"/>}</text:p>
            <text:p text:style-name="P13">}</text:p>
          </table:table-cell>
        </table:table-row>
      </table:table>
      <text:p text:style-name="P47"/>
      <table:table table:name="Table3" table:style-name="Table3">
        <table:table-column table:style-name="Table3.A"/>
        <table:table-row table:style-name="TableLine94453134261808">
          <table:table-cell table:style-name="Table3.A1" office:value-type="string">
            <text:p text:style-name="P37">Accés seqüencial <text:span text:style-name="T61">amb buffer</text:span></text:p>
          </table:table-cell>
        </table:table-row>
        <table:table-row table:style-name="TableLine94453134234352">
          <table:table-cell table:style-name="Table3.A2" office:value-type="string">
            <text:p text:style-name="P35">/**</text:p>
            <text:p text:style-name="P32"><text:span text:style-name="T2"><text:s/>* </text:span><text:span text:style-name="T8">BufferedWriter</text:span><text:span text:style-name="T2">: </text:span><text:span text:style-name="T11">dades </text:span><text:span text:style-name="T10">no bin</text:span><text:span text:style-name="T11">à</text:span><text:span text:style-name="T10">ri</text:span><text:span text:style-name="T11">es (text)</text:span><text:span text:style-name="T10">; </text:span><text:span text:style-name="T16">u</text:span><text:span text:style-name="T12">sa </text:span><text:span text:style-name="T2">buffer </text:span><text:span text:style-name="T12">intern per a reduir el nombre d'operacions d'E/S; </text:span><text:span text:style-name="T16">accés seqüencial</text:span></text:p>
            <text:p text:style-name="P5"><text:s/>*/</text:p>
            <text:p text:style-name="P14"><text:span text:style-name="T39">private</text:span><text:span text:style-name="T58"> </text:span><text:span text:style-name="T39">static</text:span><text:span text:style-name="T58"> </text:span><text:span text:style-name="T39">void</text:span><text:span text:style-name="T58"> writeUsingBufferedWriter(String </text:span><text:span text:style-name="T45">data</text:span><text:span text:style-name="T58">, </text:span><text:span text:style-name="T39">int</text:span><text:span text:style-name="T58"> </text:span><text:span text:style-name="T45">noOfLines</text:span><text:span text:style-name="T58">) {</text:span></text:p>
            <text:p text:style-name="P30"><text:span text:style-name="T32"><text:s text:c="4"/>File </text:span><text:span text:style-name="T46">file</text:span><text:span text:style-name="T32"> = </text:span><text:span text:style-name="T38">new</text:span><text:span text:style-name="T32"> File(</text:span><text:span text:style-name="T54">"outBufferedWriter.txt"</text:span><text:span text:style-name="T32">);</text:span></text:p>
            <text:p text:style-name="P30"><text:span text:style-name="T32"><text:s text:c="4"/>FileWriter </text:span><text:span text:style-name="T46">fr</text:span><text:span text:style-name="T32"> = </text:span><text:span text:style-name="T38">null</text:span><text:span text:style-name="T32">;</text:span></text:p>
            <text:p text:style-name="P30"><text:span text:style-name="T32"><text:s text:c="4"/>BufferedWriter </text:span><text:span text:style-name="T46">br</text:span><text:span text:style-name="T32"> = </text:span><text:span text:style-name="T38">null</text:span><text:span text:style-name="T32">;</text:span></text:p>
            <text:p text:style-name="P30"><text:span text:style-name="T32"><text:s text:c="4"/>String </text:span><text:span text:style-name="T46">dataWithNewLine</text:span><text:span text:style-name="T32">=</text:span><text:span text:style-name="T46">data</text:span><text:span text:style-name="T32">+System.</text:span><text:span text:style-name="T34">getProperty</text:span><text:span text:style-name="T32">(</text:span><text:span text:style-name="T54">"line.separator"</text:span><text:span text:style-name="T32">);</text:span></text:p>
            <text:p text:style-name="P30"><text:span text:style-name="T32"><text:s text:c="4"/></text:span><text:span text:style-name="T38">try</text:span><text:span text:style-name="T32">{</text:span></text:p>
            <text:p text:style-name="P30"><text:span text:style-name="T32"><text:tab/> <text:s/></text:span><text:span text:style-name="T46">fr</text:span><text:span text:style-name="T32"> = </text:span><text:span text:style-name="T38">new</text:span><text:span text:style-name="T32"> FileWriter(</text:span><text:span text:style-name="T46">file</text:span><text:span text:style-name="T32">);</text:span></text:p>
            <text:p text:style-name="P30"><text:span text:style-name="T32"><text:tab/> <text:s/></text:span><text:span text:style-name="T46">br</text:span><text:span text:style-name="T32"> = </text:span><text:span text:style-name="T38">new</text:span><text:span text:style-name="T32"> BufferedWriter(</text:span><text:span text:style-name="T46">fr</text:span><text:span text:style-name="T32">);</text:span></text:p>
            <text:p text:style-name="P30"><text:span text:style-name="T32"><text:tab/> <text:s/></text:span><text:span text:style-name="T38">for</text:span><text:span text:style-name="T32">(</text:span><text:span text:style-name="T38">int</text:span><text:span text:style-name="T32"> </text:span><text:span text:style-name="T46">i</text:span><text:span text:style-name="T32"> = </text:span><text:span text:style-name="T46">noOfLines</text:span><text:span text:style-name="T32">; </text:span><text:span text:style-name="T46">i</text:span><text:span text:style-name="T32">&gt;0; </text:span><text:span text:style-name="T46">i</text:span><text:span text:style-name="T32">--){</text:span></text:p>
            <text:p text:style-name="P30"><text:span text:style-name="T32"><text:tab/> <text:s text:c="5"/></text:span><text:span text:style-name="T46">br</text:span><text:span text:style-name="T32">.write(</text:span><text:span text:style-name="T46">dataWithNewLine</text:span><text:span text:style-name="T32">);</text:span></text:p>
            <text:p text:style-name="P21"><text:tab/> <text:s/>}</text:p>
            <text:p text:style-name="P21"><text:s text:c="8"/><text:span text:style-name="T63">br.flush();</text:span></text:p>
            <text:p text:style-name="P21"><text:s text:c="4"/>}</text:p>
            <text:p text:style-name="P30"><text:span text:style-name="T32"><text:s text:c="4"/></text:span><text:span text:style-name="T38">catch</text:span><text:span text:style-name="T32"> (IOException </text:span><text:span text:style-name="T46">e</text:span><text:span text:style-name="T32">) {</text:span></text:p>
            <text:p text:style-name="P30"><text:span text:style-name="T32"><text:tab/> <text:s/></text:span><text:span text:style-name="T46">e</text:span><text:span text:style-name="T32">.printStackTrace();</text:span></text:p>
            <text:p text:style-name="P30"><text:span text:style-name="T32"><text:s text:c="4"/>}</text:span><text:span text:style-name="T38">finally</text:span><text:span text:style-name="T32">{</text:span></text:p>
            <text:p text:style-name="P30"><text:span text:style-name="T32"><text:s text:c="9"/></text:span><text:span text:style-name="T38">try</text:span><text:span text:style-name="T32"> {</text:span></text:p>
            <text:p text:style-name="P30"><text:span text:style-name="T32"><text:s text:c="13"/></text:span><text:span text:style-name="T46">br</text:span><text:span text:style-name="T32">.close();</text:span></text:p>
            <text:p text:style-name="P30"><text:span text:style-name="T32"><text:s text:c="13"/></text:span><text:span text:style-name="T46">fr</text:span><text:span text:style-name="T32">.close();</text:span></text:p>
            <text:p text:style-name="P30"><text:span text:style-name="T32"><text:s text:c="9"/>} </text:span><text:span text:style-name="T38">catch</text:span><text:span text:style-name="T32"> (IOException </text:span><text:span text:style-name="T46">e</text:span><text:span text:style-name="T32">) {</text:span></text:p>
            <text:p text:style-name="P30"><text:span text:style-name="T32"><text:s text:c="13"/></text:span><text:span text:style-name="T46">e</text:span><text:span text:style-name="T32">.printStackTrace();</text:span></text:p>
            <text:p text:style-name="P21"><text:s text:c="9"/>}</text:p>
            <text:p text:style-name="P21"><text:s text:c="5"/>}</text:p>
            <text:p text:style-name="P21">}</text:p>
          </table:table-cell>
        </table:table-row>
        <table:table-row table:style-name="TableLine94453208710304">
          <table:table-cell table:style-name="Table3.A2" office:value-type="string">
            <text:p text:style-name="P36">/**</text:p>
            <text:p text:style-name="P30"><text:span text:style-name="T17"><text:s/>* </text:span><text:span text:style-name="T22">BufferedOutputStream</text:span><text:span text:style-name="T17">: </text:span><text:span text:style-name="T18">dades</text:span><text:span text:style-name="T17"> </text:span><text:span text:style-name="T18">binàries</text:span><text:span text:style-name="T17">; </text:span><text:span text:style-name="T18">amb</text:span><text:span text:style-name="T17"> buffer; </text:span><text:span text:style-name="T18">accés</text:span><text:span text:style-name="T17"> </text:span><text:span text:style-name="T18">seqüencial</text:span></text:p>
            <text:p text:style-name="P8"><text:s/>*/</text:p>
            <text:p text:style-name="P30"><text:span text:style-name="T38">private</text:span><text:span text:style-name="T32"> </text:span><text:span text:style-name="T38">static</text:span><text:span text:style-name="T32"> </text:span><text:span text:style-name="T38">void</text:span><text:span text:style-name="T32"> writeUsingBufferedOutputStream(String </text:span><text:span text:style-name="T46">data</text:span><text:span text:style-name="T32">) {</text:span></text:p>
            <text:p text:style-name="P30"><text:span text:style-name="T32"><text:tab/>FileOutputStream </text:span><text:span text:style-name="T46">fos</text:span><text:span text:style-name="T32"> = </text:span><text:span text:style-name="T38">null</text:span><text:span text:style-name="T32">;</text:span></text:p>
            <text:p text:style-name="P30"><text:span text:style-name="T32"><text:tab/>BufferedOutputStream </text:span><text:span text:style-name="T46">bos</text:span><text:span text:style-name="T32"> = </text:span><text:span text:style-name="T38">null</text:span><text:span text:style-name="T32">;</text:span></text:p>
            <text:p text:style-name="P30"><text:span text:style-name="T32"><text:s text:c="4"/></text:span><text:span text:style-name="T38">try</text:span><text:span text:style-name="T32"> {</text:span></text:p>
            <text:p text:style-name="P30"><text:span text:style-name="T32"><text:s text:c="8"/></text:span><text:span text:style-name="T46">fos</text:span><text:span text:style-name="T32"> = </text:span><text:span text:style-name="T38">new</text:span><text:span text:style-name="T32"> FileOutputStream(</text:span><text:span text:style-name="T54">"outBufferedOutputStream.dat"</text:span><text:span text:style-name="T32">);</text:span></text:p>
            <text:p text:style-name="P30"><text:span text:style-name="T32"><text:s text:c="8"/></text:span><text:span text:style-name="T46">bos</text:span><text:span text:style-name="T32"> = </text:span><text:span text:style-name="T38">new</text:span><text:span text:style-name="T32"> BufferedOutputStream(</text:span><text:span text:style-name="T46">fos</text:span><text:span text:style-name="T32">);</text:span></text:p>
            <text:p text:style-name="P30"><text:span text:style-name="T32"><text:s text:c="8"/></text:span><text:span text:style-name="T46">bos</text:span><text:span text:style-name="T32">.write(</text:span><text:span text:style-name="T46">data</text:span><text:span text:style-name="T32">.getBytes());</text:span></text:p>
            <text:p text:style-name="P30"><text:span text:style-name="T32"><text:s text:c="8"/></text:span><text:span text:style-name="T33">bos.flush();</text:span></text:p>
            <text:p text:style-name="P30"><text:span text:style-name="T32"><text:s text:c="4"/>} </text:span><text:span text:style-name="T38">catch</text:span><text:span text:style-name="T32"> (IOException </text:span><text:span text:style-name="T46">e</text:span><text:span text:style-name="T32">) {</text:span></text:p>
            <text:p text:style-name="P30"><text:span text:style-name="T32"><text:s text:c="8"/></text:span><text:span text:style-name="T46">e</text:span><text:span text:style-name="T32">.printStackTrace();</text:span></text:p>
            <text:p text:style-name="P30"><text:span text:style-name="T32"><text:s text:c="4"/>}</text:span><text:span text:style-name="T38">finally</text:span><text:span text:style-name="T32">{</text:span></text:p>
            <text:p text:style-name="P30"><text:span text:style-name="T32"><text:s text:c="8"/></text:span><text:span text:style-name="T38">try</text:span><text:span text:style-name="T32"> {</text:span></text:p>
            <text:p text:style-name="P30"><text:span text:style-name="T32"><text:s text:c="12"/></text:span><text:span text:style-name="T46">bos</text:span><text:span text:style-name="T32">.close();</text:span></text:p>
            <text:p text:style-name="P30"><text:span text:style-name="T32"><text:s text:c="12"/></text:span><text:span text:style-name="T33">fos.close();</text:span></text:p>
            <text:p text:style-name="P30"><text:span text:style-name="T32"><text:s text:c="8"/>} </text:span><text:span text:style-name="T38">catch</text:span><text:span text:style-name="T32"> (IOException </text:span><text:span text:style-name="T46">e</text:span><text:span text:style-name="T32">) {</text:span></text:p>
            <text:p text:style-name="P30"><text:span text:style-name="T32"><text:s text:c="12"/></text:span><text:span text:style-name="T46">e</text:span><text:span text:style-name="T32">.printStackTrace();</text:span></text:p>
            <text:p text:style-name="P21"><text:s text:c="8"/>}</text:p>
            <text:p text:style-name="P21"><text:s text:c="4"/>}</text:p>
            <text:p text:style-name="P24">}</text:p>
          </table:table-cell>
        </table:table-row>
        <table:table-row table:style-name="TableLine94453208710304">
          <table:table-cell table:style-name="Table3.A2" office:value-type="string">
            <text:p text:style-name="P36"/>
          </table:table-cell>
        </table:table-row>
        <table:table-row table:style-name="TableLine94453208710304">
          <table:table-cell table:style-name="Table3.A2" office:value-type="string">
            <text:p text:style-name="P36"/>
          </table:table-cell>
        </table:table-row>
      </table:table>
      <text:p text:style-name="P44"/>
      <table:table table:name="Table1" table:style-name="Table1">
        <table:table-column table:style-name="Table1.A"/>
        <table:table-row table:style-name="TableLine94453208939072">
          <table:table-cell table:style-name="Table1.A1" office:value-type="string">
            <text:p text:style-name="P16">Accés <text:span text:style-name="T59">directe</text:span></text:p>
          </table:table-cell>
        </table:table-row>
        <table:table-row table:style-name="TableLine94453133479424">
          <table:table-cell table:style-name="Table1.A2" office:value-type="string">
            <text:p text:style-name="P9">/**</text:p>
            <text:p text:style-name="P27"><text:span text:style-name="T17"><text:s/>* </text:span><text:span text:style-name="T23">RandomAccessFile</text:span><text:span text:style-name="T17">: </text:span><text:span text:style-name="T18">dades</text:span><text:span text:style-name="T19"> de text</text:span><text:span text:style-name="T21">;</text:span><text:span text:style-name="T17"> </text:span><text:span text:style-name="T18">accés directe</text:span></text:p>
            <text:p text:style-name="P6"><text:s/>*/</text:p>
            <text:p text:style-name="P22"><text:span text:style-name="T40">private</text:span> <text:span text:style-name="T40">static</text:span> <text:span text:style-name="T40">void </text:span>DirectAccess {</text:p>
            <text:p text:style-name="P22"><text:s text:c="4"/>RandomAccessFile <text:span text:style-name="T42">f</text:span><text:span text:style-name="T47">ile</text:span>;</text:p>
            <text:p text:style-name="P22"><text:s text:c="4"/><text:span text:style-name="T40">try</text:span> {</text:p>
            <text:p text:style-name="P22"><text:s text:c="8"/><text:span text:style-name="T42">f</text:span><text:span text:style-name="T47">ile</text:span> = <text:span text:style-name="T40">new</text:span> RandomAccessFile("<text:span text:style-name="T55">file.txt</text:span>","<text:span text:style-name="T55">r</text:span>");</text:p>
            <text:p text:style-name="P22"><text:s text:c="8"/><text:span text:style-name="T42">f</text:span><text:span text:style-name="T47">ile</text:span>.seek(<text:span text:style-name="T55">100000</text:span>);</text:p>
            <text:p text:style-name="P23"><text:s text:c="8"/>String <text:span text:style-name="T48">line</text:span>=<text:span text:style-name="T42">f</text:span><text:span text:style-name="T47">ile</text:span>.readLine();</text:p>
            <text:p text:style-name="P23"><text:s text:c="8"/>System.<text:span text:style-name="T41">out</text:span>.println("<text:span text:style-name="T56">read line:</text:span> " + <text:span text:style-name="T48">line</text:span>);</text:p>
            <text:p text:style-name="P22"><text:s text:c="8"/><text:span text:style-name="T42">f</text:span><text:span text:style-name="T47">ile.</text:span><text:span text:style-name="T62">close();</text:span></text:p>
            <text:p text:style-name="P20"><text:s text:c="4"/>}</text:p>
            <text:p text:style-name="P23"><text:s text:c="4"/><text:span text:style-name="T40">catch</text:span> (IOException <text:span text:style-name="T47">e</text:span>) {</text:p>
            <text:p text:style-name="P23"><text:s text:c="8"/><text:span text:style-name="T47">e</text:span>.printStackTrace();</text:p>
            <text:p text:style-name="P20"><text:s text:c="4"/>}</text:p>
            <text:p text:style-name="P20">}</text:p>
          </table:table-cell>
        </table:table-row>
        <table:table-row table:style-name="TableLine94453133480304">
          <table:table-cell table:style-name="Table1.A2" office:value-type="string">
            <text:p text:style-name="P10"><text:span text:style-name="T60">Nota</text:span>: RandomAccessFile també permet treballar amb fitxers binaris</text:p>
          </table:table-cell>
        </table:table-row>
      </table:table>
      <text:p text:style-name="P44"/>
      <text:p text:style-name="P46"/>
      <table:table table:name="Taula4" table:style-name="Taula4">
        <table:table-column table:style-name="Taula4.A"/>
        <table:table-row table:style-name="TableLine94453133481584">
          <table:table-cell table:style-name="Taula4.A1" office:value-type="string">
            <text:p text:style-name="P51"><text:span text:style-name="T61">F</text:span>itxers. <text:span text:style-name="T61">Còpia en Java - Exemples</text:span></text:p>
          </table:table-cell>
        </table:table-row>
      </table:table>
      <text:p text:style-name="P49"/>
      <table:table table:name="Taula2" table:style-name="Taula2">
        <table:table-column table:style-name="Taula2.A"/>
        <table:table-row table:style-name="TableLine94453134164432">
          <table:table-cell table:style-name="Taula2.A1" office:value-type="string">
            <text:p text:style-name="P17">Còpia de fitxers de text</text:p>
          </table:table-cell>
        </table:table-row>
        <table:table-row table:style-name="TableLine94453134175856">
          <table:table-cell table:style-name="Taula2.A2" office:value-type="string">
            <text:p text:style-name="P18"><text:span text:style-name="T39">public</text:span><text:span text:style-name="T58"> </text:span><text:span text:style-name="T39">class</text:span><text:span text:style-name="T58"> CopyFileChar {</text:span></text:p>
            <text:p text:style-name="P33"><text:span text:style-name="T31"><text:s text:c="3"/></text:span><text:span text:style-name="T39">public</text:span><text:span text:style-name="T31"> </text:span><text:span text:style-name="T39">static</text:span><text:span text:style-name="T31"> </text:span><text:span text:style-name="T39">void</text:span><text:span text:style-name="T31"> main(String </text:span><text:span text:style-name="T45">args</text:span><text:span text:style-name="T31">[]) </text:span><text:span text:style-name="T39">throws</text:span><text:span text:style-name="T31"> IOException</text:span></text:p>
            <text:p text:style-name="P26"><text:s text:c="3"/>{</text:p>
            <text:p text:style-name="P33"><text:span text:style-name="T31"><text:s text:c="6"/>FileReader </text:span><text:span text:style-name="T45">in</text:span><text:span text:style-name="T31"> = </text:span><text:span text:style-name="T39">null</text:span><text:span text:style-name="T31">;</text:span></text:p>
            <text:p text:style-name="P33"><text:span text:style-name="T31"><text:s text:c="6"/>FileWriter </text:span><text:span text:style-name="T45">out</text:span><text:span text:style-name="T31"> = </text:span><text:span text:style-name="T39">null</text:span><text:span text:style-name="T31">;</text:span></text:p>
            <text:p text:style-name="P34"/>
            <text:p text:style-name="P33"><text:span text:style-name="T31"><text:s text:c="6"/></text:span><text:span text:style-name="T39">try</text:span><text:span text:style-name="T31"> {</text:span></text:p>
            <text:p text:style-name="P33"><text:span text:style-name="T31"><text:s text:c="9"/></text:span><text:span text:style-name="T45">in</text:span><text:span text:style-name="T31"> = </text:span><text:span text:style-name="T39">new</text:span><text:span text:style-name="T31"> FileReader(</text:span><text:span text:style-name="T53">"input.txt"</text:span><text:span text:style-name="T31">);</text:span></text:p>
            <text:p text:style-name="P33"><text:span text:style-name="T31"><text:s text:c="9"/></text:span><text:span text:style-name="T45">out</text:span><text:span text:style-name="T31"> = </text:span><text:span text:style-name="T39">new</text:span><text:span text:style-name="T31"> FileWriter(</text:span><text:span text:style-name="T53">"output.txt"</text:span><text:span text:style-name="T31">);</text:span></text:p>
            <text:p text:style-name="P26"><text:s text:c="9"/></text:p>
            <text:p text:style-name="P33"><text:span text:style-name="T31"><text:s text:c="9"/></text:span><text:span text:style-name="T39">int</text:span><text:span text:style-name="T31"> </text:span><text:span text:style-name="T45">c</text:span><text:span text:style-name="T31">;</text:span></text:p>
            <text:p text:style-name="P33"><text:span text:style-name="T31"><text:s text:c="9"/></text:span><text:span text:style-name="T39">while</text:span><text:span text:style-name="T31"> ((</text:span><text:span text:style-name="T45">c</text:span><text:span text:style-name="T31"> = </text:span><text:span text:style-name="T45">in</text:span><text:span text:style-name="T31">.read()) != -1) {</text:span></text:p>
            <text:p text:style-name="P33"><text:span text:style-name="T31"><text:s text:c="12"/></text:span><text:span text:style-name="T45">out</text:span><text:span text:style-name="T31">.write(</text:span><text:span text:style-name="T45">c</text:span><text:span text:style-name="T31">);</text:span></text:p>
            <text:p text:style-name="P26"><text:s text:c="9"/>}</text:p>
            <text:p text:style-name="P33"><text:span text:style-name="T31"><text:s text:c="6"/>}</text:span><text:span text:style-name="T39">finally</text:span><text:span text:style-name="T31"> {</text:span></text:p>
            <text:p text:style-name="P33"><text:span text:style-name="T31"><text:s text:c="9"/></text:span><text:span text:style-name="T39">if</text:span><text:span text:style-name="T31"> (</text:span><text:span text:style-name="T45">in</text:span><text:span text:style-name="T31"> != </text:span><text:span text:style-name="T39">null</text:span><text:span text:style-name="T31">) {</text:span></text:p>
            <text:p text:style-name="P33"><text:span text:style-name="T31"><text:s text:c="12"/></text:span><text:span text:style-name="T45">in</text:span><text:span text:style-name="T31">.close();</text:span></text:p>
            <text:p text:style-name="P26"><text:s text:c="9"/>}</text:p>
            <text:p text:style-name="P33"><text:span text:style-name="T31"><text:s text:c="9"/></text:span><text:span text:style-name="T39">if</text:span><text:span text:style-name="T31"> (</text:span><text:span text:style-name="T45">out</text:span><text:span text:style-name="T31"> != </text:span><text:span text:style-name="T39">null</text:span><text:span text:style-name="T31">) {</text:span></text:p>
            <text:p text:style-name="P33"><text:span text:style-name="T31"><text:s text:c="12"/></text:span><text:span text:style-name="T45">out</text:span><text:span text:style-name="T31">.close();</text:span></text:p>
            <text:p text:style-name="P26"><text:s text:c="9"/>}</text:p>
            <text:p text:style-name="P26"><text:s text:c="6"/>}</text:p>
            <text:p text:style-name="P26"><text:s text:c="3"/>}</text:p>
            <text:p text:style-name="P26">}</text:p>
          </table:table-cell>
        </table:table-row>
      </table:table>
      <text:p text:style-name="P52"/>
      <table:table table:name="Taula3" table:style-name="Taula3">
        <table:table-column table:style-name="Taula3.A"/>
        <table:table-row table:style-name="TableLine94453208992352">
          <table:table-cell table:style-name="Taula3.A1" office:value-type="string">
            <text:p text:style-name="P25">Còpia de fitxers binaris</text:p>
          </table:table-cell>
        </table:table-row>
        <table:table-row table:style-name="TableLine94453134060544">
          <table:table-cell table:style-name="Taula3.A2" office:value-type="string">
            <text:p text:style-name="P19"><text:span text:style-name="T39">public</text:span><text:span text:style-name="T58"> </text:span><text:span text:style-name="T39">class</text:span><text:span text:style-name="T58"> CopyFileByte {</text:span></text:p>
            <text:p text:style-name="P33"><text:span text:style-name="T31"><text:s text:c="3"/></text:span><text:span text:style-name="T39">public</text:span><text:span text:style-name="T31"> </text:span><text:span text:style-name="T39">static</text:span><text:span text:style-name="T31"> </text:span><text:span text:style-name="T39">void</text:span><text:span text:style-name="T31"> main(String </text:span><text:span text:style-name="T45">args</text:span><text:span text:style-name="T31">[]) </text:span><text:span text:style-name="T39">throws</text:span><text:span text:style-name="T31"> IOException</text:span></text:p>
            <text:p text:style-name="P26"><text:s text:c="3"/>{</text:p>
            <text:p text:style-name="P33"><text:span text:style-name="T31"><text:s text:c="6"/>FileInputStream </text:span><text:span text:style-name="T45">in</text:span><text:span text:style-name="T31"> = </text:span><text:span text:style-name="T39">null</text:span><text:span text:style-name="T31">;</text:span></text:p>
            <text:p text:style-name="P33"><text:span text:style-name="T31"><text:s text:c="6"/>FileOutputStream </text:span><text:span text:style-name="T45">out</text:span><text:span text:style-name="T31"> = </text:span><text:span text:style-name="T39">null</text:span><text:span text:style-name="T31">;</text:span></text:p>
            <text:p text:style-name="P34"/>
            <text:p text:style-name="P33"><text:span text:style-name="T31"><text:s text:c="6"/></text:span><text:span text:style-name="T39">try</text:span><text:span text:style-name="T31"> {</text:span></text:p>
            <text:p text:style-name="P33"><text:span text:style-name="T31"><text:s text:c="9"/></text:span><text:span text:style-name="T45">in</text:span><text:span text:style-name="T31"> = </text:span><text:span text:style-name="T39">new</text:span><text:span text:style-name="T31"> FileInputStream(</text:span><text:span text:style-name="T53">"input.dat"</text:span><text:span text:style-name="T31">);</text:span></text:p>
            <text:p text:style-name="P33"><text:span text:style-name="T31"><text:s text:c="9"/></text:span><text:span text:style-name="T45">out</text:span><text:span text:style-name="T31"> = </text:span><text:span text:style-name="T39">new</text:span><text:span text:style-name="T31"> FileOutputStream(</text:span><text:span text:style-name="T53">"output.dat"</text:span><text:span text:style-name="T31">);</text:span></text:p>
            <text:p text:style-name="P26"><text:s text:c="9"/></text:p>
            <text:p text:style-name="P33"><text:span text:style-name="T31"><text:s text:c="9"/></text:span><text:span text:style-name="T39">int</text:span><text:span text:style-name="T31"> </text:span><text:span text:style-name="T45">c</text:span><text:span text:style-name="T31">;</text:span></text:p>
            <text:p text:style-name="P33"><text:span text:style-name="T31"><text:s text:c="9"/></text:span><text:span text:style-name="T39">while</text:span><text:span text:style-name="T31"> ((</text:span><text:span text:style-name="T45">c</text:span><text:span text:style-name="T31"> = </text:span><text:span text:style-name="T45">in</text:span><text:span text:style-name="T31">.read()) != -1) {</text:span></text:p>
            <text:p text:style-name="P33"><text:span text:style-name="T31"><text:s text:c="12"/></text:span><text:span text:style-name="T45">out</text:span><text:span text:style-name="T31">.write(</text:span><text:span text:style-name="T45">c</text:span><text:span text:style-name="T31">);</text:span></text:p>
            <text:p text:style-name="P26"><text:s text:c="9"/>}</text:p>
            <text:p text:style-name="P33"><text:span text:style-name="T31"><text:s text:c="6"/>}</text:span><text:span text:style-name="T39">finally</text:span><text:span text:style-name="T31"> {</text:span></text:p>
            <text:p text:style-name="P33"><text:span text:style-name="T31"><text:s text:c="9"/></text:span><text:span text:style-name="T39">if</text:span><text:span text:style-name="T31"> (</text:span><text:span text:style-name="T45">in</text:span><text:span text:style-name="T31"> != </text:span><text:span text:style-name="T39">null</text:span><text:span text:style-name="T31">) {</text:span></text:p>
            <text:p text:style-name="P33"><text:span text:style-name="T31"><text:s text:c="12"/></text:span><text:span text:style-name="T45">in</text:span><text:span text:style-name="T31">.close();</text:span></text:p>
            <text:p text:style-name="P26"><text:s text:c="9"/>}</text:p>
            <text:p text:style-name="P33"><text:span text:style-name="T31"><text:s text:c="9"/></text:span><text:span text:style-name="T39">if</text:span><text:span text:style-name="T31"> (</text:span><text:span text:style-name="T45">out</text:span><text:span text:style-name="T31"> != </text:span><text:span text:style-name="T39">null</text:span><text:span text:style-name="T31">) {</text:span></text:p>
            <text:p text:style-name="P33"><text:span text:style-name="T31"><text:s text:c="12"/></text:span><text:span text:style-name="T45">out</text:span><text:span text:style-name="T31">.close();</text:span></text:p>
            <text:p text:style-name="P26"><text:s text:c="9"/>}</text:p>
            <text:p text:style-name="P26"><text:s text:c="6"/>}</text:p>
            <text:p text:style-name="P26"><text:s text:c="3"/>}</text:p>
            <text:p text:style-name="P26">}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Arial" svg:font-family="Arial" style:font-family-generic="swiss"/>
    <style:font-face style:name="arial" svg:font-family="arial" style:font-family-generic="swiss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ca" number:country="E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7.002cm" fo:margin-left="0cm" table:align="left" style:writing-mode="lr-tb"/>
    </style:style>
    <style:style style:name="Table4.A" style:family="table-column">
      <style:table-column-properties style:column-width="9.107cm"/>
    </style:style>
    <style:style style:name="Table4.B" style:family="table-column">
      <style:table-column-properties style:column-width="7.895cm"/>
    </style:style>
    <style:style style:name="Table4.1" style:family="table-row">
      <style:table-row-properties style:min-row-height="1.482cm" fo:keep-together="auto"/>
    </style:style>
    <style:style style:name="Table4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er">
      <style:text-properties fo:language="ca" fo:country="ES"/>
    </style:style>
    <style:style style:name="M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1" fo:font-size="10pt" fo:language="ca" fo:country="ES" officeooo:rsid="00116fa7" officeooo:paragraph-rsid="001595e6" style:font-size-asian="10pt"/>
    </style:style>
    <style:style style:name="MP3" style:family="paragraph" style:parent-style-name="Footnote">
      <style:paragraph-properties fo:padding="0cm" fo:border="none" style:snap-to-layout-grid="false"/>
      <style:text-properties fo:language="ca" fo:country="ES"/>
    </style:style>
    <style:style style:name="MP4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MP5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MP6" style:family="paragraph" style:parent-style-name="Standard">
      <style:paragraph-properties fo:text-align="end" style:justify-single-word="false"/>
      <style:text-properties fo:language="ca" fo:country="ES"/>
    </style:style>
    <style:style style:name="MP7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85cm" fo:margin-bottom="0.39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2.14cm" fo:margin-left="0cm" fo:margin-right="0cm" fo:margin-top="0.499cm"/>
      </style:footer-style>
    </style:page-layout>
    <number:date-style style:name="N34">
      <number:month number:style="long" number:textual="true"/>
    </number:date-style>
  </office:automatic-styles>
  <office:master-styles>
    <style:master-page style:name="Standard" style:page-layout-name="Mpm1">
      <style:header>
        <text:p text:style-name="Header"><draw:frame draw:style-name="Mfr1" draw:name="Imagen 55" text:anchor-type="char" svg:x="-0.358cm" svg:y="-0.984cm" svg:width="6.72cm" svg:height="1.131cm" draw:z-index="7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859cm" svg:width="4.076cm" svg:height="0.988cm" draw:z-index="3"><draw:image xlink:href="Pictures/10000201000001B7000000712E6E989A7C7C6CD9.png" xlink:type="simple" xlink:show="embed" xlink:actuate="onLoad" loext:mime-type="image/png"/></draw:frame></text:p>
      </style:header>
      <style:footer>
        <text:p text:style-name="MP1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3"><text:span text:style-name="MT1">Nom arxiu: </text:span><text:span text:style-name="MT1"><text:file-name text:display="name-and-extension">ED2DAM_ACT_2223_M6_UF1_Fitxers_WriteCopy.odt</text:file-name></text:span></text:p>
              <text:p text:style-name="MP4">Elaborat: <text:s/>Departament Informàtica</text:p>
            </table:table-cell>
            <table:table-cell table:style-name="Table4.A1" office:value-type="string">
              <text:p text:style-name="MP5"><text:span text:style-name="MT1">Data: </text:span><text:span text:style-name="MT1"><text:date style:data-style-name="N34" text:date-value="2022-11-07T19:22:40.311956657">novembre</text:date></text:span><text:span text:style-name="MT1"><text:s/></text:span><text:span text:style-name="MT1"><text:date style:data-style-name="N104" text:date-value="2022-11-07T19:22:40.312094958">2022</text:date></text:span></text:p>
              <text:p text:style-name="MP6"><text:span text:style-name="MT1">Pàg. </text:span><text:span text:style-name="MT1"><text:page-number text:select-page="current">4</text:page-number></text:span><text:span text:style-name="MT1"><text:s/>de </text:span><text:span text:style-name="MT1"><text:page-count style:num-format="1">4</text:page-count></text:span></text:p>
              <text:p text:style-name="MP7">Aquest document pot quedat obsolet una vegada imprès.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9-21T19:19:55.23</meta:creation-date>
    <dc:date>2022-11-07T19:22:40.256399375</dc:date>
    <meta:editing-duration>PT8H7M5S</meta:editing-duration>
    <meta:editing-cycles>38</meta:editing-cycles>
    <meta:generator>LibreOffice/6.4.7.2$Linux_X86_64 LibreOffice_project/40$Build-2</meta:generator>
    <meta:document-statistic meta:table-count="9" meta:image-count="2" meta:object-count="0" meta:page-count="4" meta:paragraph-count="173" meta:word-count="499" meta:character-count="4429" meta:non-whitespace-character-count="3230"/>
  </office:meta>
</office:document-meta>
</file>